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8mm" svg:height="90.04mm" svg:x="24.5mm" svg:y="77.83mm">
            <loext:p draw:notify-on-update-of-ranges="Лист1.A2:Лист1.A2 Лист1.B2:Лист1.I2 Лист1.A3:Лист1.A3 Лист1.B3:Лист1.I3 Лист1.A4:Лист1.A4 Лист1.B4:Лист1.I4 Лист1.A5:Лист1.A5 Лист1.B5:Лист1.I5 Лист1.A6:Лист1.A6 Лист1.B6:Лист1.I6 Лист1.A7:Лист1.A7 Лист1.B7:Лист1.I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Классический алгоритм умножения матри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Количество тредов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13" calcext:value-type="float">
            <text:p>0,4613</text:p>
          </table:table-cell>
          <table:table-cell office:value-type="float" office:value="3.7171" calcext:value-type="float">
            <text:p>3,7171</text:p>
          </table:table-cell>
          <table:table-cell office:value-type="float" office:value="12.8381" calcext:value-type="float">
            <text:p>12,8381</text:p>
          </table:table-cell>
          <table:table-cell office:value-type="float" office:value="30.1019" calcext:value-type="float">
            <text:p>30,1019</text:p>
          </table:table-cell>
          <table:table-cell office:value-type="float" office:value="58.8369" calcext:value-type="float">
            <text:p>58,8369</text:p>
          </table:table-cell>
          <table:table-cell office:value-type="float" office:value="108.4056" calcext:value-type="float">
            <text:p>108,4056</text:p>
          </table:table-cell>
          <table:table-cell office:value-type="float" office:value="163.0358" calcext:value-type="float">
            <text:p>163,0358</text:p>
          </table:table-cell>
          <table:table-cell office:value-type="float" office:value="245.266" calcext:value-type="float">
            <text:p>245,2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51" calcext:value-type="float">
            <text:p>0,4551</text:p>
          </table:table-cell>
          <table:table-cell office:value-type="float" office:value="3.6299" calcext:value-type="float">
            <text:p>3,6299</text:p>
          </table:table-cell>
          <table:table-cell office:value-type="float" office:value="12.5381" calcext:value-type="float">
            <text:p>12,5381</text:p>
          </table:table-cell>
          <table:table-cell office:value-type="float" office:value="29.5677" calcext:value-type="float">
            <text:p>29,5677</text:p>
          </table:table-cell>
          <table:table-cell office:value-type="float" office:value="58.6818" calcext:value-type="float">
            <text:p>58,6818</text:p>
          </table:table-cell>
          <table:table-cell office:value-type="float" office:value="104.2103" calcext:value-type="float">
            <text:p>104,2103</text:p>
          </table:table-cell>
          <table:table-cell office:value-type="float" office:value="161.4643" calcext:value-type="float">
            <text:p>161,4643</text:p>
          </table:table-cell>
          <table:table-cell office:value-type="float" office:value="241.1686" calcext:value-type="float">
            <text:p>241,16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6" calcext:value-type="float">
            <text:p>0,456</text:p>
          </table:table-cell>
          <table:table-cell office:value-type="float" office:value="3.7501" calcext:value-type="float">
            <text:p>3,7501</text:p>
          </table:table-cell>
          <table:table-cell office:value-type="float" office:value="12.6084" calcext:value-type="float">
            <text:p>12,6084</text:p>
          </table:table-cell>
          <table:table-cell office:value-type="float" office:value="29.4845" calcext:value-type="float">
            <text:p>29,4845</text:p>
          </table:table-cell>
          <table:table-cell office:value-type="float" office:value="58.944" calcext:value-type="float">
            <text:p>58,944</text:p>
          </table:table-cell>
          <table:table-cell office:value-type="float" office:value="105.0139" calcext:value-type="float">
            <text:p>105,0139</text:p>
          </table:table-cell>
          <table:table-cell office:value-type="float" office:value="161.7613" calcext:value-type="float">
            <text:p>161,7613</text:p>
          </table:table-cell>
          <table:table-cell office:value-type="float" office:value="243.2276" calcext:value-type="float">
            <text:p>243,22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58" calcext:value-type="float">
            <text:p>0,4558</text:p>
          </table:table-cell>
          <table:table-cell office:value-type="float" office:value="3.6127" calcext:value-type="float">
            <text:p>3,6127</text:p>
          </table:table-cell>
          <table:table-cell office:value-type="float" office:value="12.5582" calcext:value-type="float">
            <text:p>12,5582</text:p>
          </table:table-cell>
          <table:table-cell office:value-type="float" office:value="29.537" calcext:value-type="float">
            <text:p>29,537</text:p>
          </table:table-cell>
          <table:table-cell office:value-type="float" office:value="58.8098" calcext:value-type="float">
            <text:p>58,8098</text:p>
          </table:table-cell>
          <table:table-cell office:value-type="float" office:value="104.8944" calcext:value-type="float">
            <text:p>104,8944</text:p>
          </table:table-cell>
          <table:table-cell office:value-type="float" office:value="162.4844" calcext:value-type="float">
            <text:p>162,4844</text:p>
          </table:table-cell>
          <table:table-cell office:value-type="float" office:value="243.4437" calcext:value-type="float">
            <text:p>243,44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605" calcext:value-type="float">
            <text:p>0,4605</text:p>
          </table:table-cell>
          <table:table-cell office:value-type="float" office:value="3.7406" calcext:value-type="float">
            <text:p>3,7406</text:p>
          </table:table-cell>
          <table:table-cell office:value-type="float" office:value="12.5434" calcext:value-type="float">
            <text:p>12,5434</text:p>
          </table:table-cell>
          <table:table-cell office:value-type="float" office:value="30.1173" calcext:value-type="float">
            <text:p>30,1173</text:p>
          </table:table-cell>
          <table:table-cell office:value-type="float" office:value="58.5092" calcext:value-type="float">
            <text:p>58,5092</text:p>
          </table:table-cell>
          <table:table-cell office:value-type="float" office:value="104.774" calcext:value-type="float">
            <text:p>104,774</text:p>
          </table:table-cell>
          <table:table-cell office:value-type="float" office:value="162.0667" calcext:value-type="float">
            <text:p>162,0667</text:p>
          </table:table-cell>
          <table:table-cell office:value-type="float" office:value="243.0047" calcext:value-type="float">
            <text:p>243,004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Классический алгоритм виноград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Количество тредов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04" calcext:value-type="float">
            <text:p>0,5004</text:p>
          </table:table-cell>
          <table:table-cell office:value-type="float" office:value="4.0147" calcext:value-type="float">
            <text:p>4,0147</text:p>
          </table:table-cell>
          <table:table-cell office:value-type="float" office:value="12.9356" calcext:value-type="float">
            <text:p>12,9356</text:p>
          </table:table-cell>
          <table:table-cell office:value-type="float" office:value="34.2423" calcext:value-type="float">
            <text:p>34,2423</text:p>
          </table:table-cell>
          <table:table-cell office:value-type="float" office:value="67.3849" calcext:value-type="float">
            <text:p>67,3849</text:p>
          </table:table-cell>
          <table:table-cell office:value-type="float" office:value="120.0793" calcext:value-type="float">
            <text:p>120,0793</text:p>
          </table:table-cell>
          <table:table-cell office:value-type="float" office:value="190.8753" calcext:value-type="float">
            <text:p>190,8753</text:p>
          </table:table-cell>
          <table:table-cell office:value-type="float" office:value="286.6645" calcext:value-type="float">
            <text:p>286,66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59" calcext:value-type="float">
            <text:p>0,5059</text:p>
          </table:table-cell>
          <table:table-cell office:value-type="float" office:value="3.9403" calcext:value-type="float">
            <text:p>3,9403</text:p>
          </table:table-cell>
          <table:table-cell office:value-type="float" office:value="13.7951" calcext:value-type="float">
            <text:p>13,7951</text:p>
          </table:table-cell>
          <table:table-cell office:value-type="float" office:value="33.9094" calcext:value-type="float">
            <text:p>33,9094</text:p>
          </table:table-cell>
          <table:table-cell office:value-type="float" office:value="67.2821" calcext:value-type="float">
            <text:p>67,2821</text:p>
          </table:table-cell>
          <table:table-cell office:value-type="float" office:value="118.1837" calcext:value-type="float">
            <text:p>118,1837</text:p>
          </table:table-cell>
          <table:table-cell office:value-type="float" office:value="190.2074" calcext:value-type="float">
            <text:p>190,2074</text:p>
          </table:table-cell>
          <table:table-cell office:value-type="float" office:value="284.6885" calcext:value-type="float">
            <text:p>284,68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048" calcext:value-type="float">
            <text:p>0,5048</text:p>
          </table:table-cell>
          <table:table-cell office:value-type="float" office:value="4.0734" calcext:value-type="float">
            <text:p>4,0734</text:p>
          </table:table-cell>
          <table:table-cell office:value-type="float" office:value="13.9449" calcext:value-type="float">
            <text:p>13,9449</text:p>
          </table:table-cell>
          <table:table-cell office:value-type="float" office:value="34.4266" calcext:value-type="float">
            <text:p>34,4266</text:p>
          </table:table-cell>
          <table:table-cell office:value-type="float" office:value="67.4944" calcext:value-type="float">
            <text:p>67,4944</text:p>
          </table:table-cell>
          <table:table-cell office:value-type="float" office:value="118.7677" calcext:value-type="float">
            <text:p>118,7677</text:p>
          </table:table-cell>
          <table:table-cell office:value-type="float" office:value="191.0905" calcext:value-type="float">
            <text:p>191,0905</text:p>
          </table:table-cell>
          <table:table-cell office:value-type="float" office:value="287.1676" calcext:value-type="float">
            <text:p>287,16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208" calcext:value-type="float">
            <text:p>0,5208</text:p>
          </table:table-cell>
          <table:table-cell office:value-type="float" office:value="4.0729" calcext:value-type="float">
            <text:p>4,0729</text:p>
          </table:table-cell>
          <table:table-cell office:value-type="float" office:value="13.9373" calcext:value-type="float">
            <text:p>13,9373</text:p>
          </table:table-cell>
          <table:table-cell office:value-type="float" office:value="34.1985" calcext:value-type="float">
            <text:p>34,1985</text:p>
          </table:table-cell>
          <table:table-cell office:value-type="float" office:value="67.7537" calcext:value-type="float">
            <text:p>67,7537</text:p>
          </table:table-cell>
          <table:table-cell office:value-type="float" office:value="119.4624" calcext:value-type="float">
            <text:p>119,4624</text:p>
          </table:table-cell>
          <table:table-cell office:value-type="float" office:value="192.0747" calcext:value-type="float">
            <text:p>192,0747</text:p>
          </table:table-cell>
          <table:table-cell office:value-type="float" office:value="289.2373" calcext:value-type="float">
            <text:p>289,23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42" calcext:value-type="float">
            <text:p>0,542</text:p>
          </table:table-cell>
          <table:table-cell office:value-type="float" office:value="4.0977" calcext:value-type="float">
            <text:p>4,0977</text:p>
          </table:table-cell>
          <table:table-cell office:value-type="float" office:value="14.1178" calcext:value-type="float">
            <text:p>14,1178</text:p>
          </table:table-cell>
          <table:table-cell office:value-type="float" office:value="34.2567" calcext:value-type="float">
            <text:p>34,2567</text:p>
          </table:table-cell>
          <table:table-cell office:value-type="float" office:value="68.2379" calcext:value-type="float">
            <text:p>68,2379</text:p>
          </table:table-cell>
          <table:table-cell office:value-type="float" office:value="119.9173" calcext:value-type="float">
            <text:p>119,9173</text:p>
          </table:table-cell>
          <table:table-cell office:value-type="float" office:value="193.2299" calcext:value-type="float">
            <text:p>193,2299</text:p>
          </table:table-cell>
          <table:table-cell office:value-type="float" office:value="290.1359" calcext:value-type="float">
            <text:p>290,1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07:35:22.391000000</meta:creation-date>
    <dc:date>2018-11-28T08:15:04.061000000</dc:date>
    <meta:editing-duration>PT6M9S</meta:editing-duration>
    <meta:editing-cycles>1</meta:editing-cycles>
    <meta:document-statistic meta:table-count="1" meta:cell-count="110" meta:object-count="1"/>
    <meta:generator>LibreOffice/5.3.3.2$Windows_x86 LibreOffice_project/3d9a8b4b4e538a85e0782bd6c2d430bafe58344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legend chart:legend-position="end" svg:x="14.874cm" svg:y="3.339cm" style:legend-expansion="high" chart:style-name="ch2"/>
        <chart:plot-area chart:style-name="ch3" table:cell-range-address="Лист1.A2:Лист1.I7" chart:data-source-has-labels="both" svg:x="0.319cm" svg:y="0.18cm" svg:width="14.236cm" svg:height="8.645cm">
          <chartooo:coordinate-region svg:x="1.126cm" svg:y="0.353cm" svg:width="13.429cm" svg:height="7.878cm"/>
          <chart:axis chart:dimension="x" chart:name="primary-x" chart:style-name="ch4" chartooo:axis-type="auto">
            <chartooo:date-scale/>
            <chart:categories table:cell-range-address="Лист1.B2:Лист1.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3:Лист1.I3" chart:label-cell-address="Лист1.A3:Лист1.A3" chart:class="chart:bar">
            <chart:data-point chart:repeated="8"/>
          </chart:series>
          <chart:series chart:style-name="ch8" chart:values-cell-range-address="Лист1.B4:Лист1.I4" chart:label-cell-address="Лист1.A4:Лист1.A4" chart:class="chart:bar">
            <chart:data-point chart:repeated="8"/>
          </chart:series>
          <chart:series chart:style-name="ch9" chart:values-cell-range-address="Лист1.B5:Лист1.I5" chart:label-cell-address="Лист1.A5:Лист1.A5" chart:class="chart:bar">
            <chart:data-point chart:repeated="8"/>
          </chart:series>
          <chart:series chart:style-name="ch10" chart:values-cell-range-address="Лист1.B6:Лист1.I6" chart:label-cell-address="Лист1.A6:Лист1.A6" chart:class="chart:bar">
            <chart:data-point chart:repeated="8"/>
          </chart:series>
          <chart:series chart:style-name="ch11" chart:values-cell-range-address="Лист1.B7:Лист1.I7" chart:label-cell-address="Лист1.A7:Лист1.A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Лист1.B2:Лист1.I2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Лист1.A3:Лист1.A3</svg:desc>
                </draw:g>
              </table:table-cell>
              <table:table-cell office:value-type="float" office:value="0.4613">
                <text:p>0.4613</text:p>
                <draw:g>
                  <svg:desc>Лист1.B3:Лист1.I3</svg:desc>
                </draw:g>
              </table:table-cell>
              <table:table-cell office:value-type="float" office:value="3.7171">
                <text:p>3.7171</text:p>
              </table:table-cell>
              <table:table-cell office:value-type="float" office:value="12.8381">
                <text:p>12.8381</text:p>
              </table:table-cell>
              <table:table-cell office:value-type="float" office:value="30.1019">
                <text:p>30.1019</text:p>
              </table:table-cell>
              <table:table-cell office:value-type="float" office:value="58.8369">
                <text:p>58.8369</text:p>
              </table:table-cell>
              <table:table-cell office:value-type="float" office:value="108.4056">
                <text:p>108.4056</text:p>
              </table:table-cell>
              <table:table-cell office:value-type="float" office:value="163.0358">
                <text:p>163.0358</text:p>
              </table:table-cell>
              <table:table-cell office:value-type="float" office:value="245.266">
                <text:p>245.266</text:p>
              </table:table-cell>
            </table:table-row>
            <table:table-row>
              <table:table-cell office:value-type="string">
                <text:p>2</text:p>
                <draw:g>
                  <svg:desc>Лист1.A4:Лист1.A4</svg:desc>
                </draw:g>
              </table:table-cell>
              <table:table-cell office:value-type="float" office:value="0.4551">
                <text:p>0.4551</text:p>
                <draw:g>
                  <svg:desc>Лист1.B4:Лист1.I4</svg:desc>
                </draw:g>
              </table:table-cell>
              <table:table-cell office:value-type="float" office:value="3.6299">
                <text:p>3.6299</text:p>
              </table:table-cell>
              <table:table-cell office:value-type="float" office:value="12.5381">
                <text:p>12.5381</text:p>
              </table:table-cell>
              <table:table-cell office:value-type="float" office:value="29.5677">
                <text:p>29.5677</text:p>
              </table:table-cell>
              <table:table-cell office:value-type="float" office:value="58.6818">
                <text:p>58.6818</text:p>
              </table:table-cell>
              <table:table-cell office:value-type="float" office:value="104.2103">
                <text:p>104.2103</text:p>
              </table:table-cell>
              <table:table-cell office:value-type="float" office:value="161.4643">
                <text:p>161.4643</text:p>
              </table:table-cell>
              <table:table-cell office:value-type="float" office:value="241.1686">
                <text:p>241.1686</text:p>
              </table:table-cell>
            </table:table-row>
            <table:table-row>
              <table:table-cell office:value-type="string">
                <text:p>4</text:p>
                <draw:g>
                  <svg:desc>Лист1.A5:Лист1.A5</svg:desc>
                </draw:g>
              </table:table-cell>
              <table:table-cell office:value-type="float" office:value="0.456">
                <text:p>0.456</text:p>
                <draw:g>
                  <svg:desc>Лист1.B5:Лист1.I5</svg:desc>
                </draw:g>
              </table:table-cell>
              <table:table-cell office:value-type="float" office:value="3.7501">
                <text:p>3.7501</text:p>
              </table:table-cell>
              <table:table-cell office:value-type="float" office:value="12.6084">
                <text:p>12.6084</text:p>
              </table:table-cell>
              <table:table-cell office:value-type="float" office:value="29.4845">
                <text:p>29.4845</text:p>
              </table:table-cell>
              <table:table-cell office:value-type="float" office:value="58.944">
                <text:p>58.944</text:p>
              </table:table-cell>
              <table:table-cell office:value-type="float" office:value="105.0139">
                <text:p>105.0139</text:p>
              </table:table-cell>
              <table:table-cell office:value-type="float" office:value="161.7613">
                <text:p>161.7613</text:p>
              </table:table-cell>
              <table:table-cell office:value-type="float" office:value="243.2276">
                <text:p>243.2276</text:p>
              </table:table-cell>
            </table:table-row>
            <table:table-row>
              <table:table-cell office:value-type="string">
                <text:p>8</text:p>
                <draw:g>
                  <svg:desc>Лист1.A6:Лист1.A6</svg:desc>
                </draw:g>
              </table:table-cell>
              <table:table-cell office:value-type="float" office:value="0.4558">
                <text:p>0.4558</text:p>
                <draw:g>
                  <svg:desc>Лист1.B6:Лист1.I6</svg:desc>
                </draw:g>
              </table:table-cell>
              <table:table-cell office:value-type="float" office:value="3.6127">
                <text:p>3.6127</text:p>
              </table:table-cell>
              <table:table-cell office:value-type="float" office:value="12.5582">
                <text:p>12.5582</text:p>
              </table:table-cell>
              <table:table-cell office:value-type="float" office:value="29.537">
                <text:p>29.537</text:p>
              </table:table-cell>
              <table:table-cell office:value-type="float" office:value="58.8098">
                <text:p>58.8098</text:p>
              </table:table-cell>
              <table:table-cell office:value-type="float" office:value="104.8944">
                <text:p>104.8944</text:p>
              </table:table-cell>
              <table:table-cell office:value-type="float" office:value="162.4844">
                <text:p>162.4844</text:p>
              </table:table-cell>
              <table:table-cell office:value-type="float" office:value="243.4437">
                <text:p>243.4437</text:p>
              </table:table-cell>
            </table:table-row>
            <table:table-row>
              <table:table-cell office:value-type="string">
                <text:p>16</text:p>
                <draw:g>
                  <svg:desc>Лист1.A7:Лист1.A7</svg:desc>
                </draw:g>
              </table:table-cell>
              <table:table-cell office:value-type="float" office:value="0.4605">
                <text:p>0.4605</text:p>
                <draw:g>
                  <svg:desc>Лист1.B7:Лист1.I7</svg:desc>
                </draw:g>
              </table:table-cell>
              <table:table-cell office:value-type="float" office:value="3.7406">
                <text:p>3.7406</text:p>
              </table:table-cell>
              <table:table-cell office:value-type="float" office:value="12.5434">
                <text:p>12.5434</text:p>
              </table:table-cell>
              <table:table-cell office:value-type="float" office:value="30.1173">
                <text:p>30.1173</text:p>
              </table:table-cell>
              <table:table-cell office:value-type="float" office:value="58.5092">
                <text:p>58.5092</text:p>
              </table:table-cell>
              <table:table-cell office:value-type="float" office:value="104.774">
                <text:p>104.774</text:p>
              </table:table-cell>
              <table:table-cell office:value-type="float" office:value="162.0667">
                <text:p>162.0667</text:p>
              </table:table-cell>
              <table:table-cell office:value-type="float" office:value="243.0047">
                <text:p>243.0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